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fr" fo:country="FR" officeooo:paragraph-rsid="000ddcae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ddcae" officeooo:paragraph-rsid="000ddcae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fr" fo:country="FR" officeooo:rsid="000ddcae" officeooo:paragraph-rsid="000edd2d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0ddcae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0edd2d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officeooo:paragraph-rsid="000ddca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0ddca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0ddcae" officeooo:paragraph-rsid="000ddca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it" fo:country="IT" officeooo:paragraph-rsid="000ddcae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0ddca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0ddcae" officeooo:paragraph-rsid="000edd2d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0ddcae" officeooo:paragraph-rsid="0010bc50" style:font-size-asian="12pt" style:font-name-complex="Arial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0bc50" officeooo:paragraph-rsid="0010bc50" style:font-size-asian="12pt" style:font-name-complex="Arial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ddcae" officeooo:paragraph-rsid="000ddca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0ddcae" officeooo:paragraph-rsid="000ddcae" style:font-size-asian="12pt" style:font-size-complex="12pt"/>
    </style:style>
    <style:style style:name="P16" style:family="paragraph" style:parent-style-name="Standard">
      <style:paragraph-properties fo:margin-left="0in" fo:margin-right="0in" fo:text-indent="0.4917in" style:auto-text-indent="false"/>
      <style:text-properties style:font-name="Times New Roman" fo:font-size="12pt" fo:language="fr" fo:country="FR" officeooo:paragraph-rsid="000edd2d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style:style style:name="T3" style:family="text">
      <style:text-properties fo:language="it" fo:country="IT" style:font-name-asian="Times New Roman"/>
    </style:style>
    <style:style style:name="T4" style:family="text">
      <style:text-properties fo:language="it" fo:country="IT" officeooo:rsid="000edd2d"/>
    </style:style>
    <style:style style:name="T5" style:family="text">
      <style:text-properties fo:language="ro" fo:country="RO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dd2d"/>
    </style:style>
    <style:style style:name="T8" style:family="text">
      <style:text-properties fo:language="ru" fo:country="RU" officeooo:rsid="0010bc50"/>
    </style:style>
    <style:style style:name="T9" style:family="text">
      <style:text-properties fo:language="fr" fo:country="FR"/>
    </style:style>
    <style:style style:name="T10" style:family="text">
      <style:text-properties fo:language="fr" fo:country="FR" style:font-name-complex="Arial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language="ru" fo:country="RU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naliza Statistică a datelor.</text:span></text:p>
      <text:p text:style-name="P7"/>
      <text:p text:style-name="P4"><text:span text:style-name="T2">Sarcina 1.</text:span></text:p>
      <text:p text:style-name="P4"><text:span text:style-name="T2">Tema: Analiza </text:span><text:span text:style-name="T5">descriptiva</text:span><text:span text:style-name="T2"> a datelor statistice.</text:span></text:p>
      <text:p text:style-name="P9"/>
      <text:p text:style-name="P4"><text:span text:style-name="T2">Surse de informaţie: </text:span></text:p>
      <text:p text:style-name="P6"><text:span text:style-name="T3"><text:s/></text:span><text:span text:style-name="T2">- Sursa teoretică: Interpretarea statistică a informaţiilor. Elemente de data mining şi prognoză. Modul de instruire nr. 7 <text:s text:c="2"/>Conf.dr. Lucia Căbulea, lector dr. Nicoleta Breaz (curs_UniversitateaAlbaIulia.doc)</text:span></text:p>
      <text:p text:style-name="P1"><text:span text:style-name="T11">- Sursa de date statistice: </text:span><text:a xlink:type="simple" xlink:href="http://www.statistica.md/" text:style-name="Internet_20_link" text:visited-style-name="Visited_20_Internet_20_Link"><text:span text:style-name="T11">http://www.statistica.md</text:span></text:a></text:p>
      <text:p text:style-name="P10"/>
      <text:p text:style-name="P14">Задание</text:p>
      <text:p text:style-name="P15">Использование диаграмм и графиков для визуализации и интерпритации статистических данных, <text:s/>а так же функции Эксель <text:s text:c="2"/>для формирования социологичексих и экономических прогнозов.</text:p>
      <text:p text:style-name="P15"/>
      <text:p text:style-name="P15">Шаги выполнения:</text:p>
      <text:p text:style-name="P15"/>
      <text:p text:style-name="P8">1. <text:span text:style-name="T6">Визуализация данных</text:span></text:p>
      <text:p text:style-name="P8"><text:span text:style-name="T6"><text:tab/>1.1. Построить круговую диаграмму для данных из таблицы. Проанализировать полученный результат.</text:span></text:p>
      <text:p text:style-name="P8"><text:span text:style-name="T6"><text:tab/>1.2. Построить столбчатую диаграмму (гистограмма) для временного ряда.Проанализировать полученный результат.</text:span></text:p>
      <text:p text:style-name="P8"><text:span text:style-name="T6"><text:s/></text:span></text:p>
      <text:p text:style-name="P16">Exemple vezi: </text:p>
      <text:p text:style-name="P5"><text:span text:style-name="T10">http://ec.europa.eu/eurostat/statistics-explained/index.php/Income_distribution_statistics/ro</text:span></text:p>
      <text:p text:style-name="P3"><text:a xlink:type="simple" xlink:href="http://ec.europa.eu/eurostat/statistics-explained/index.php/Government_finance_statistics/ro" text:style-name="Internet_20_link" text:visited-style-name="Visited_20_Internet_20_Link"><text:span text:style-name="T12">http://ec.europa.eu/eurostat/statistics-explained/index.php/Government_finance_statistics/ro</text:span></text:a></text:p>
      <text:p text:style-name="P11"><text:span text:style-name="T6"/></text:p>
      <text:p text:style-name="P11"><text:span text:style-name="T7">2. Прогнозирование данных</text:span></text:p>
      <text:p text:style-name="P12"><text:span text:style-name="T7"><text:tab/>2.1. Спрогнозировать тренд развития на базе данных представленных в столбчатой диаграмме используя формулу Эксель <text:s/></text:span><text:span text:style-name="T4">TREND.</text:span></text:p>
      <text:p text:style-name="P12"><text:span text:style-name="T4"><text:tab/> </text:span><text:span text:style-name="T8">2.2.Возможно несколько вариантов прогноза, попробовать несколько.</text:span></text:p>
      <text:p text:style-name="P13"><text:span text:style-name="T6">3. Определение закона распределения случайной переменной.</text:span></text:p>
      <text:p text:style-name="P13"><text:span text:style-name="T6">3.1. Для выбранных данных подсчитать колличество интервалов на которые делятся данные.</text:span></text:p>
      <text:p text:style-name="P13"><text:span text:style-name="T6">3.2. Сформировать гистограмму для распределения данных в интервалах выбранных в предыдущем пункте. </text:span></text:p>
      <text:p text:style-name="P13"><text:span text:style-name="T6">3.3. Подсчитать статистические параметры данной случайной переменной: математическое ожидание, дисперсия, среднеквадратическое отклонение, модала и медиана.</text:span></text:p>
      <text:p text:style-name="P12"><text:span text:style-name="T8"/></text:p>
      <text:p text:style-name="P12"><text:span text:style-name="T4"/></text:p>
      <text:p text:style-name="P8"><text:span text:style-name="T6"><text:tab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55:40.628000000</meta:creation-date>
    <dc:date>2019-02-08T14:14:01.147000000</dc:date>
    <meta:editing-duration>PT18M19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4" meta:word-count="167" meta:character-count="1607" meta:non-whitespace-character-count="1445"/>
  </office:meta>
</office:document-meta>
</file>